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0c7" officeooo:paragraph-rsid="0014b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Проблема при попытке выполнить команду insmod.</text:p>
      <text:p text:style-name="P1">В консоли:</text:p>
      <text:p text:style-name="P1">insmod: ERROR: could not insert module hello.ko: Invalid module format</text:p>
      <text:p text:style-name="P1"/>
      <text:p text:style-name="P1">В системном логе:</text:p>
      <text:p text:style-name="P1"/>
      <text:p text:style-name="P1">dmesg:</text:p>
      <text:p text:style-name="P1">ath10k_pci 0000:01:00.0: invalid ht params rate 1440 100kbps nss 2 mcs 7</text:p>
      <text:p text:style-name="P1"/>
      <text:p text:style-name="P1">Виртуальная машина запускается только с помощью qemu</text:p>
      <text:p text:style-name="P1"/>
      <text:p text:style-name="P1"/>
      <text:p text:style-name="P1"/>
      <text:p text:style-name="P1"/>
      <text:p text:style-name="P1">Если вы лишь установили дерево с исходными текстами ядра и</text:p>
      <text:p text:style-name="P1">использовали их для сборки своего модуля, то в большинстве случаев</text:p>
      <text:p text:style-name="P1">при попытке загрузить его в работающее ядро, вы получите</text:p>
      <text:p text:style-name="P1">следующее сообщение об ошибке:1</text:p>
      <text:p text:style-name="P1">insmod: error inserting 'your_module_name.ko': -1 Invalid</text:p>
      <text:p text:style-name="P1">module format</text:p>
      <text:p text:style-name="P1">1</text:p>
      <text:p text:style-name="P1">Ядро отказывается "принимать" модуль из-за несоответствия</text:p>
      <text:p text:style-name="P1">версий (точнее — из-за несоответствия сигнатур версий). Сигнатура</text:p>
      <text:p text:style-name="P1">версии сохраняется в объектном файле в виде статической строки,</text:p>
      <text:p text:style-name="P1">начинающейся со слова vermagic:. Эта строка вставляется во время</text:p>
      <text:p text:style-name="P1">компоновки модуля с файлом init/vermagic.o. Просмотреть сигнатуру</text:p>
      <text:p text:style-name="P1">версии (так же как и некоторые дополнительные сведения) можно</text:p>
      <text:p text:style-name="P1">посредством команды:1</text:p>
      <text:p text:style-name="P1">modinfo module.ko</text:p>
      <text:p text:style-name="P1">1</text:p>
      <text:p text:style-name="P1">Но было бы ещё хуже, если бы этот модуль, собранный не для</text:p>
      <text:p text:style-name="P1">данного ядра, удалось загрузить, так как малейшая ошибка в коде</text:p>
      <text:p text:style-name="P1">модуля ядра, в отличие от процессов пространства пользователя,</text:p>
      <text:p text:style-name="P1">может привести к немедленной смерти всей операционной системы.</text:p>
      <text:p text:style-name="P1">Иногда ядро даже не успевает вывести «предсмертное» сообщение</text:p>
      <text:p text:style-name="P1">Oops, которым обычно диагностируются критические ошибки (аналог</text:p>
      <text:p text:style-name="P1">«синего экрана смерти» в MS 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9:14:17.193854054</meta:creation-date>
    <dc:date>2022-08-13T19:30:34.350391259</dc:date>
    <meta:editing-duration>PT6M7S</meta:editing-duration>
    <meta:editing-cycles>1</meta:editing-cycles>
    <meta:document-statistic meta:table-count="0" meta:image-count="0" meta:object-count="0" meta:page-count="1" meta:paragraph-count="30" meta:word-count="194" meta:character-count="1367" meta:non-whitespace-character-count="1202"/>
    <meta:generator>LibreOffice/6.4.7.2$Linux_X86_64 LibreOffice_project/40$Build-2</meta:generator>
  </office:meta>
</office:document-meta>
</file>